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id="id1" draw:layer="layout" svg:width="6.669cm" svg:height="1cm" svg:x="5.501cm" svg:y="14cm">
          <draw:glue-point draw:id="4" svg:x="-5cm" svg:y="-1.666cm"/>
          <draw:glue-point draw:id="5" svg:x="-5cm" svg:y="1.666cm"/>
          <text:p text:style-name="P1">Z80 CPU</text:p>
        </draw:rect>
        <draw:rect draw:style-name="gr2" draw:text-style-name="P1" draw:layer="layout" svg:width="1.334cm" svg:height="3.333cm" svg:x="10.836cm" svg:y="10cm">
          <text:p text:style-name="P1">32K</text:p>
          <text:p text:style-name="P1">RAM</text:p>
        </draw:rect>
        <draw:rect draw:style-name="gr2" draw:text-style-name="P2" draw:layer="layout" svg:width="1.334cm" svg:height="3.333cm" svg:x="9.169cm" svg:y="10cm">
          <text:p text:style-name="P2"><text:span text:style-name="T1">16K</text:span></text:p>
          <text:p text:style-name="P2"><text:span text:style-name="T1">ROM</text:span></text:p>
        </draw:rect>
        <draw:rect draw:style-name="gr2" draw:text-style-name="P1" draw:layer="layout" svg:width="1.334cm" svg:height="1.333cm" svg:x="5.501cm" svg:y="12cm">
          <text:p text:style-name="P1">Clock</text:p>
        </draw:rect>
        <draw:rect draw:style-name="gr2" draw:text-style-name="P1" draw:layer="layout" svg:width="1.835cm" svg:height="1.333cm" svg:x="5.165cm" svg:y="10cm">
          <text:p text:style-name="P1">Video</text:p>
          <text:p text:style-name="P1">generator</text:p>
        </draw:rect>
        <draw:custom-shape draw:style-name="gr3" draw:text-style-name="P1" draw:layer="layout" svg:width="0.667cm" svg:height="0.667cm" svg:x="5.834cm" svg:y="13.33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7cm" svg:height="0.667cm" svg:x="5.834cm" svg:y="11.333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7cm" svg:height="0.667cm" svg:x="7cm" svg:y="10.333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1.333cm" svg:height="1.333cm" svg:x="7.502cm" svg:y="10cm">
          <text:p text:style-name="P1">16K</text:p>
          <text:p text:style-name="P1">RAM</text:p>
        </draw:rect>
        <draw:custom-shape draw:style-name="gr3" draw:text-style-name="P1" draw:layer="layout" svg:width="0.667cm" svg:height="0.667cm" svg:x="9.502cm" svg:y="13.33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7cm" svg:height="0.667cm" svg:x="11.17cm" svg:y="13.33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7cm" svg:height="2.667cm" svg:x="7.835cm" svg:y="11.333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2cm" svg:height="1.333cm" svg:x="2.5cm" svg:y="10cm">
          <text:p text:style-name="P1">Colour</text:p>
          <text:p text:style-name="P1">encoder</text:p>
        </draw:rect>
        <draw:rect draw:style-name="gr2" draw:text-style-name="P1" draw:id="id4" draw:layer="layout" svg:width="2cm" svg:height="0.667cm" svg:x="2.5cm" svg:y="12.333cm">
          <text:p text:style-name="P1">Keyboard</text:p>
        </draw:rect>
        <draw:rect draw:style-name="gr2" draw:text-style-name="P1" draw:id="id2" draw:layer="layout" svg:width="2cm" svg:height="0.667cm" svg:x="2.5cm" svg:y="14.333cm">
          <text:p text:style-name="P1">Speaker</text:p>
        </draw:rect>
        <draw:rect draw:style-name="gr2" draw:text-style-name="P1" draw:id="id3" draw:layer="layout" svg:width="2cm" svg:height="0.667cm" svg:x="2.5cm" svg:y="13.333cm">
          <text:p text:style-name="P1">Tape I/O</text:p>
        </draw:rect>
        <draw:custom-shape draw:style-name="gr3" draw:text-style-name="P1" draw:layer="layout" svg:width="0.667cm" svg:height="0.667cm" svg:x="4.5cm" svg:y="10.333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" draw:text-style-name="P1" draw:layer="layout" svg:x1="5.501cm" svg:y1="14.666cm" svg:x2="4.5cm" svg:y2="14.666cm" draw:start-shape="id1" draw:start-glue-point="5" draw:end-shape="id2" draw:end-glue-point="1" svg:d="m5501 14666h-1001">
          <text:p/>
        </draw:connector>
        <draw:connector draw:style-name="gr5" draw:text-style-name="P3" draw:layer="layout" draw:type="lines" svg:x1="4.5cm" svg:y1="13.666cm" svg:x2="5.501cm" svg:y2="14.334cm" draw:start-shape="id3" draw:start-glue-point="1" draw:end-shape="id1" draw:end-glue-point="4" svg:d="m4500 13666h501l-1 668h501">
          <text:p/>
        </draw:connector>
        <draw:connector draw:style-name="gr5" draw:text-style-name="P3" draw:layer="layout" draw:type="lines" svg:x1="4.5cm" svg:y1="12.666cm" svg:x2="5.501cm" svg:y2="14.334cm" draw:start-shape="id4" draw:start-glue-point="1" draw:end-shape="id1" draw:end-glue-point="4" svg:d="m4500 12666h501l-1 1668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r Šimon</meta:initial-creator>
    <meta:creation-date>2011-11-25T11:48:27.22</meta:creation-date>
    <dc:date>2011-11-25T12:21:42.29</dc:date>
    <dc:creator>Petr Šimon</dc:creator>
    <meta:editing-duration>PT00H33M18S</meta:editing-duration>
    <meta:editing-cycles>5</meta:editing-cycles>
    <meta:generator>OpenOffice.org/3.2$Win32 OpenOffice.org_project/320m12$Build-9483</meta:generator>
    <meta:document-statistic meta:object-count="20"/>
  </office:meta>
</office:document-meta>
</file>